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adornments="Regular" style:font-pitch="variable"/>
    <style:font-face style:name="XB Tabriz" svg:font-family="'XB Tabriz'"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in" fo:break-before="auto" style:use-optimal-row-height="true"/>
    </style:style>
    <style:style style:name="ro6" style:family="table-row">
      <style:table-row-properties style:row-height="0.311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US"/>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style:font-name-complex=""/>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3539in" draw:caption-point-x="-0.2138in" draw:caption-point-y="-36.0772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3.3268in" draw:caption-point-x="-0.2138in" draw:caption-point-y="-113.705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 weightage</text:p>
          </table:table-cell>
          <table:table-cell office:value-type="string" calcext:value-type="string">
            <text:p>قدر</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فرضی عدد</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2.2252in" draw:caption-point-x="-0.2067in" draw:caption-point-y="0.7335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text:p>
          </table:table-cell>
          <table:table-cell office:value-type="string" calcext:value-type="string">
            <text:p>پیروی کرنا</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ء</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text:p>
          </table:table-cell>
          <table:table-cell office:value-type="string" calcext:value-type="string">
            <text:p>جوڑ، دائرہ</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تعین مقدا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span text:style-name="T6">ً</text:span></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4">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text:p>
          </table:table-cell>
          <table:table-cell table:number-columns-repeated="1023"/>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text:p>
          </table:table-cell>
          <table:table-cell office:value-type="string" calcext:value-type="string">
            <text:p>مستحکم، متوازن، مضبوط</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text:span text:style-name="T6">ًً ، سیدھی کھڑی</text:span></text:p>
          </table:table-cell>
          <table:table-cell table:number-columns-repeated="1022"/>
        </table:table-row>
        <table:table-row table:style-name="ro4">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5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5" table:end-x="0.6602in" table:end-y="0.3547in" draw:z-index="0" draw:style-name="gr2" svg:width="0.3327in" svg:height="0.2004in" svg:x="0.3276in" svg:y="0.154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177in" table:end-y="0.376in" draw:z-index="1" draw:style-name="gr2" svg:width="0.1776in" svg:height="0.2004in" svg:x="0.4402in" svg:y="0.175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472in" table:end-y="0.2004in" draw:z-index="3" draw:style-name="gr2" svg:width="0.5134in" svg:height="0.2094in" svg:x="0.4264in" svg:y="0.302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0512in" draw:z-index="2" draw:style-name="gr2" svg:width="0.5169in" svg:height="0.2087in" svg:x="0.3067in" svg:y="0.153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15in" table:end-y="0.0469in" draw:z-index="5" draw:style-name="gr2" svg:width="0.5484in" svg:height="0.2091in" svg:x="0.425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in" draw:z-index="6" draw:style-name="gr2" svg:width="0.1776in" svg:height="0.2091in" svg:x="0.2862in" svg:y="0.302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29in" table:end-y="0.0878in" draw:z-index="7" draw:style-name="gr2" svg:width="0.1776in" svg:height="0.2087in" svg:x="0.3154in" svg:y="0.1902in">
              <text:p/>
              <draw:object xlink:href="./Object 8" xlink:type="simple" xlink:show="embed" xlink:actuate="onLoad"/>
              <draw:image xlink:href="./ObjectReplacements/Object 8" xlink:type="simple" xlink:show="embed" xlink:actuate="onLoad"/>
            </draw:frame>
            <draw:frame table:end-cell-address="symbols.D13" table:end-x="0.5146in" table:end-y="0.2in" draw:z-index="9" draw:style-name="gr2" svg:width="0.1992in" svg:height="0.2087in" svg:x="0.3154in" svg:y="0.3024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087in" draw:z-index="8" draw:style-name="gr2" svg:width="0.1992in" svg:height="0.2091in" svg:x="0.2535in" svg:y="0.189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1996in" draw:z-index="12" draw:style-name="gr2" svg:width="0.1992in" svg:height="0.2091in" svg:x="0.413in" svg:y="0.302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adornments="Regular" style:font-pitch="variable"/>
    <style:font-face style:name="XB Tabriz" svg:font-family="'XB Tabriz'"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4">00/00/0000</text:date>, <text:time style:data-style-name="N2" text:time-value="17:08:23.3506762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4T17:08:47.624052255</dc:date>
    <meta:editing-duration>P7DT1H54M43S</meta:editing-duration>
    <meta:editing-cycles>410</meta:editing-cycles>
    <meta:generator>LibreOffice/4.2.8.2$Linux_x86 LibreOffice_project/420m0$Build-2</meta:generator>
    <meta:document-statistic meta:table-count="2" meta:cell-count="13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